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paragraph-properties fo:margin-left="0.4925in" fo:margin-right="0in" fo:text-indent="0in" style:auto-text-indent="false"/>
    </style:style>
    <style:style style:name="T1" style:family="text">
      <style:text-properties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o410 – A self-guided tour of <text:span text:style-name="T1">Charm City</text:span></text:p>
      <text:p text:style-name="Standard">Darius Alix-Williams </text:p>
      <text:p text:style-name="Standard"/>
      <text:p text:style-name="Standard">Events such as the death of Freddie Gray in 2015 while in police custody which resulted in city-wide protests, criticism by President Trump who called Baltimore a “disgusting, rat and rodent infested mess,” and the passing of Representative Elijah Cummings have cast a dark shadow on the city. I have been a resident of Baltimore for nearly a decade and am proud to call Baltimore home. When I walk the streets of Baltimore I see a vibrant arts scene, a historical treasure trove and boundless opportunity for innovation and collaboration. Unfortunately, much of what makes Baltimore 'Charm City' requires money or a trip to a library to truly understand the legacy of this place. </text:p>
      <text:p text:style-name="Standard"/>
      <text:p text:style-name="Standard">I would imagine it hard for some residents of Baltimore to appreciate the city the same as I do, without having read about its glory days as a theatre hub, been invited to a private exhibition from an up-and-coming artist or having the means to purchase tickets to Broadway shows or the Baltimore City Orchestra. There is a clear correlation between a lack of access to opportunities to engage the city and a resident's outlook. Fortunately, much of what makes this city great does not require money to see, just a guided stroll around the city. My capstone project proposal is a guided tour of the city, which will allow the user to plot a course from points A to B and maximize the number of sites they can visit along their route given a desired maximum exploration time and interests. The hope is to provide a resource that will allow residents and visitors alike to take a closer look at this historic place.</text:p>
      <text:p text:style-name="Standard"/>
      <text:p text:style-name="Standard">Crime happens everywhere and Baltimore is no exception. The safety of the go410 user is paramount. Baltimore City is unique in the sense that crime rates vary from block-to-block, as opposed to larger regions which makes creating a walking tour particularly challenging. Crime rates also vary by season (more in the summer than in the winter) and time of day. For a user unfamiliar with the city, a poorly-charted route could land them on a block with boarded up houses and high crime rates. The app would connect to XXX and use data to access relative risk of each block, then reroute the user based on the path of minimal risk. The user would also be provided prompts which justify the choice of a seemingly indirect route and softly alert them to be aware of their surroundings. I feel it is important to be honest about issues such as crime in the city, while not letting the reality distract or deter a user from having a new experience. </text:p>
      <text:p text:style-name="Standard"/>
      <text:p text:style-name="Standard">One potential way to monetize the app is to allow local businesses to partner with go410 for a small fee. Partners would have their shops advertised along routes and users could be given special discount codes as an incentive to visit stores and buy locally. We could track the foot traffic to stores as a means of quantifying the efficacy of the app at bringing new clientele to small businesses.</text:p>
      <text:p text:style-name="Standard"/>
      <text:p text:style-name="Standard">There are also many non-profits in the city which could benefit from a platform for attracting volunteers. We could offer non-profit organizations advertising free of charge. I have spoken to friends who want to give back, but are unable to dedicate consistent time a any one organization due to their work and travel schedules. By allowing a go410 user to browse upcoming volunteer opportunities by time and location, we could increase volunteer turnout and gather real-time analytics on turnout.</text:p>
      <text:p text:style-name="Standard"/>
      <text:p text:style-name="Standard">I had to leave town over the weekend and was unable to work on the challenge while away. I will briefly describe what I planned to present and offer a link to the (very) preliminary jupyter notebook.</text:p>
      <text:p text:style-name="Standard"/>
      <text:list xml:id="list1215065286495050815" text:style-name="L1">
        <text:list-item>
          <text:p text:style-name="P1">Comparison of the density of reported crimes of a particular type to attractions 'rho_ca' by neighborhood compared to the city-wide average.</text:p>
        </text:list-item>
      </text:list>
      <text:p text:style-name="Standard"/>
      <text:p text:style-name="P5"><text:soft-page-break/>This comparison will allow us to assess the most viable neighborhoods to pilot the app. Each neighborhood will receive a 'rho_ca' score. A high score means that a particular neighborhood has either a high crime rate or low number of attractions relative to the mean of the city. A low score means that there is either very low crime or a large number of attractions relative to the city-wide average. We will target the neighborhood(s) with the lowest score as the best initial pilot location(s).</text:p>
      <text:p text:style-name="Standard"/>
      <text:list xml:id="list2019968111719771516" text:style-name="L2">
        <text:list-item>
          <text:p text:style-name="P2">Comparison of the relative density of crimes in each neighborhood to the city-wide average by season.</text:p>
        </text:list-item>
      </text:list>
      <text:p text:style-name="Standard"/>
      <text:p text:style-name="P5">The data may show that particular regions are more prone to crime during the summer when youth are out of school and restless rather than in the fall. These regions may have attractions that could be enjoyed year-round (assuming nice weather) thus we could create a rating metric which indicates the ideal time of year for an attraction taking crime and typical weather into account. </text:p>
      <text:p text:style-name="Standard"/>
      <text:list xml:id="list5158706266455520492" text:style-name="L3">
        <text:list-item>
          <text:p text:style-name="P3">Comparison of tree coverage by neighborhood.</text:p>
        </text:list-item>
      </text:list>
      <text:p text:style-name="Standard"/>
      <text:p text:style-name="P5">Baltimore summers can be brutal. Having an understanding of tree coverage can be crucial when choosing paths. Generating tree-coverage estimators for different regions will better allow us to choose suitable walking routes to beat the heat. As a preliminary study I would assess Vegetated Area maps to understand where shaded walkways are most prominent.</text:p>
      <text:p text:style-name="Standard"/>
      <text:list xml:id="list8619976833312017424" text:style-name="L4">
        <text:list-item>
          <text:p text:style-name="P4">Abandoned houses and vacant lot density</text:p>
        </text:list-item>
      </text:list>
      <text:p text:style-name="Standard"/>
      <text:p text:style-name="P5">There is a high number of abandoned houses and vacant lots throughout the city. Assessing these areas and providing routes that avoid them is important for both the safety of the user and their ability to enjoy the route as well as the destinations. We have to also consider outdoor mural locations, which may be placed on vacant lots. Correlation studies of mural location, vacancy density and crime will allow us to score murals and assess their viability as points of interest. </text:p>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rius Alix-Williams</meta:initial-creator>
    <meta:creation-date>2019-11-04T11:59:39</meta:creation-date>
    <dc:date>2019-11-04T14:43:58</dc:date>
    <dc:creator>Darius Alix-Williams</dc:creator>
    <meta:editing-duration>PT2H44M21S</meta:editing-duration>
    <meta:editing-cycles>33</meta:editing-cycles>
    <meta:generator>OpenOffice/4.1.7$Unix OpenOffice.org_project/417m1$Build-9800</meta:generator>
    <meta:document-statistic meta:table-count="0" meta:image-count="0" meta:object-count="0" meta:page-count="2" meta:paragraph-count="16" meta:word-count="981" meta:character-count="5738"/>
  </office:meta>
</office:document-meta>
</file>